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0.996cm" svg:x="2.116cm" svg:y="1.094cm">
          <draw:glue-point draw:id="4" svg:x="-1.755cm" svg:y="4.839cm" draw:escape-direction="down"/>
          <draw:glue-point draw:id="5" svg:x="-3.161cm" svg:y="4.839cm"/>
          <draw:glue-point draw:id="6" svg:x="5.005cm" svg:y="2.289cm"/>
          <draw:glue-point draw:id="7" svg:x="5.005cm" svg:y="-2.811cm"/>
          <text:p text:style-name="P1"><text:span text:style-name="T1">Fre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116cm" svg:y1="1.592cm" svg:x2="3.767cm" svg:y2="1.592cm" draw:start-shape="id1" draw:start-glue-point="3" draw:end-shape="id1" draw:end-glue-point="1" svg:d="m2116 1592h1651" svg:viewBox="0 0 1652 1">
          <text:p/>
        </draw:connector>
        <draw:custom-shape draw:style-name="gr1" draw:text-style-name="P2" xml:id="id2" draw:id="id2" draw:layer="layout" svg:width="2.711cm" svg:height="0.996cm" svg:x="5.557cm" svg:y="5.211cm">
          <draw:glue-point draw:id="4" svg:x="-4.998cm" svg:y="-2.449cm"/>
          <draw:glue-point draw:id="5" svg:x="-4.998cm" svg:y="1.375cm"/>
          <draw:glue-point draw:id="6" svg:x="-3.592cm" svg:y="-5.01cm" draw:escape-direction="up"/>
          <draw:glue-point draw:id="7" svg:x="-2.187cm" svg:y="-5.01cm"/>
          <draw:glue-point draw:id="8" svg:x="5.005cm" svg:y="-2.449cm"/>
          <draw:glue-point draw:id="9" svg:x="5.005cm" svg:y="2.65cm"/>
          <draw:glue-point draw:id="10" svg:x="4.426cm" svg:y="-5.01cm"/>
          <text:p text:style-name="P1"><text:span text:style-name="T1">Assigned</text:span></text:p>
          <text:p text:style-name="P1"><text:span text:style-name="T2"/></text:p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557cm" svg:y1="5.709cm" svg:x2="8.268cm" svg:y2="5.709cm" draw:start-shape="id2" draw:start-glue-point="3" draw:end-shape="id2" draw:end-glue-point="1" svg:d="m5557 5709h2711" svg:viewBox="0 0 2712 1">
          <text:p/>
        </draw:connector>
        <draw:custom-shape draw:style-name="gr1" draw:text-style-name="P2" xml:id="id3" draw:id="id3" draw:layer="layout" svg:width="2.711cm" svg:height="0.996cm" svg:x="5.557cm" svg:y="1.094cm">
          <draw:glue-point draw:id="4" svg:x="5.005cm" svg:y="-2.811cm" draw:escape-direction="left"/>
          <draw:glue-point draw:id="5" svg:x="-5.005cm" svg:y="-2.811cm"/>
          <draw:glue-point draw:id="6" svg:x="4.426cm" svg:y="5.02cm"/>
          <text:p text:style-name="P1"><text:span text:style-name="T1">CandidateStar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557cm" svg:y1="1.592cm" svg:x2="8.268cm" svg:y2="1.592cm" draw:start-shape="id3" draw:start-glue-point="3" draw:end-shape="id3" draw:end-glue-point="1" svg:d="m5557 1592h2711" svg:viewBox="0 0 2712 1">
          <text:p/>
        </draw:connector>
        <draw:custom-shape draw:style-name="gr1" draw:text-style-name="P2" xml:id="id4" draw:id="id4" draw:layer="layout" svg:width="2.711cm" svg:height="0.996cm" svg:x="1.586cm" svg:y="5.211cm">
          <draw:glue-point draw:id="4" svg:x="-0.767cm" svg:y="5.02cm"/>
          <draw:glue-point draw:id="5" svg:x="0.638cm" svg:y="5.02cm"/>
          <draw:glue-point draw:id="6" svg:x="4.839cm" svg:y="-2.449cm"/>
          <draw:glue-point draw:id="7" svg:x="4.839cm" svg:y="1.375cm"/>
          <text:p text:style-name="P1"><text:span text:style-name="T1">ActiveSearching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.586cm" svg:y1="5.709cm" svg:x2="4.297cm" svg:y2="5.709cm" draw:start-shape="id4" draw:start-glue-point="3" draw:end-shape="id4" draw:end-glue-point="1" svg:d="m1586 5709h2711" svg:viewBox="0 0 2712 1">
          <text:p/>
        </draw:connector>
        <draw:custom-shape draw:style-name="gr1" draw:text-style-name="P2" xml:id="id5" draw:id="id5" draw:layer="layout" svg:width="2.711cm" svg:height="0.996cm" svg:x="1.586cm" svg:y="3.234cm">
          <text:p text:style-name="P1"><text:span text:style-name="T1">Bootstrap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.586cm" svg:y1="3.732cm" svg:x2="4.297cm" svg:y2="3.732cm" draw:start-shape="id5" draw:start-glue-point="3" draw:end-shape="id5" draw:end-glue-point="1" svg:d="m1586 3732h2711" svg:viewBox="0 0 2712 1">
          <text:p/>
        </draw:connector>
        <draw:connector draw:style-name="gr3" draw:text-style-name="P2" draw:layer="layout" draw:type="curve" svg:x1="2.941cm" svg:y1="4.23cm" svg:x2="2.941cm" svg:y2="5.211cm" draw:start-shape="id5" draw:start-glue-point="2" draw:end-shape="id4" draw:end-glue-point="0" svg:d="m2941 4230v981" svg:viewBox="0 0 1 982">
          <text:p text:style-name="P2"><text:span text:style-name="T1"><text:s text:c="8"/></text:span><text:span text:style-name="T1">(b)</text:span></text:p>
          <text:p text:style-name="P2"><text:span text:style-name="T1"/></text:p>
        </draw:connector>
        <draw:custom-shape draw:style-name="gr1" draw:text-style-name="P2" xml:id="id6" draw:id="id6" draw:layer="layout" svg:width="2.174cm" svg:height="0.996cm" svg:x="5.825cm" svg:y="3.125cm">
          <draw:glue-point draw:id="4" svg:x="3.434cm" svg:y="5.02cm"/>
          <draw:glue-point draw:id="5" svg:x="2.497cm" svg:y="5.02cm"/>
          <draw:glue-point draw:id="6" svg:x="2.028cm" svg:y="5.02cm"/>
          <draw:glue-point draw:id="7" svg:x="5.005cm" svg:y="-2.449cm"/>
          <draw:glue-point draw:id="8" svg:x="5.005cm" svg:y="2.65cm"/>
          <draw:glue-point draw:id="9" svg:x="4.241cm" svg:y="5.02cm"/>
          <draw:glue-point draw:id="10" svg:x="0.962cm" svg:y="5.02cm"/>
          <text:p text:style-name="P1"><text:span text:style-name="T1">Candidate</text:span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.825cm" svg:y1="3.623cm" svg:x2="7.999cm" svg:y2="3.623cm" draw:start-shape="id6" draw:start-glue-point="3" draw:end-shape="id6" draw:end-glue-point="1" svg:d="m5825 3623h2174" svg:viewBox="0 0 2175 1">
          <text:p/>
        </draw:connector>
        <draw:connector draw:style-name="gr3" draw:text-style-name="P2" draw:layer="layout" draw:type="curve" svg:x1="3.767cm" svg:y1="1.592cm" svg:x2="5.557cm" svg:y2="1.592cm" draw:start-shape="id1" draw:start-glue-point="1" draw:end-shape="id3" draw:end-glue-point="3" svg:d="m3767 1592h1790" svg:viewBox="0 0 1791 1">
          <text:p text:style-name="P1"><text:span text:style-name="T1"/></text:p>
          <text:p text:style-name="P1"><text:span text:style-name="T1"/></text:p>
          <text:p text:style-name="P1"><text:span text:style-name="T1"><text:s text:c="5"/></text:span><text:span text:style-name="T1">(g)</text:span></text:p>
          <text:p text:style-name="P1"><text:span text:style-name="T1"/></text:p>
        </draw:connector>
        <draw:connector draw:style-name="gr3" draw:text-style-name="P2" draw:layer="layout" draw:type="curve" svg:x1="2.941cm" svg:y1="2.09cm" svg:x2="2.941cm" svg:y2="3.234cm" draw:start-shape="id1" draw:start-glue-point="2" draw:end-shape="id5" draw:end-glue-point="0" svg:d="m2941 2090v1144" svg:viewBox="0 0 1 1145">
          <text:p text:style-name="P2"><text:s text:c="7"/>(a)</text:p>
        </draw:connector>
        <draw:custom-shape draw:style-name="gr4" draw:text-style-name="P1" xml:id="id7" draw:id="id7" draw:layer="layout" svg:width="0.246cm" svg:height="0.246cm" svg:x="1.508cm" svg:y="1.4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2" draw:layer="layout" draw:type="curve" svg:x1="3.767cm" svg:y1="1.819cm" svg:x2="5.825cm" svg:y2="3.623cm" draw:start-shape="id1" draw:start-glue-point="6" draw:end-shape="id6" draw:end-glue-point="3" svg:d="m3767 1819c1543 0 515 1804 2058 1804" svg:viewBox="0 0 2059 1805">
          <text:p text:style-name="P1"><text:span text:style-name="T1"><text:s text:c="8"/></text:span><text:span text:style-name="T1">(h)</text:span></text:p>
        </draw:connector>
        <draw:connector draw:style-name="gr3" draw:text-style-name="P2" draw:layer="layout" draw:type="curve" svg:x1="5.557cm" svg:y1="1.313cm" svg:x2="3.767cm" svg:y2="1.313cm" draw:start-shape="id3" draw:start-glue-point="5" draw:end-shape="id1" draw:end-glue-point="7" svg:d="m5557 1313h-1790" svg:viewBox="0 0 1791 1">
          <text:p text:style-name="P1"><text:span text:style-name="T1">(f)</text:span></text:p>
          <text:p text:style-name="P1"><text:span text:style-name="T1"/></text:p>
        </draw:connector>
        <draw:connector draw:style-name="gr3" draw:text-style-name="P2" draw:layer="layout" draw:type="curve" svg:x1="8.111cm" svg:y1="2.09cm" svg:x2="8.111cm" svg:y2="5.211cm" draw:start-shape="id3" draw:start-glue-point="6" draw:end-shape="id2" draw:end-glue-point="10" svg:d="m8111 2090v3121" svg:viewBox="0 0 1 3122">
          <text:p text:style-name="P1"><text:span text:style-name="T1">(l) <text:s text:c="4"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3" draw:text-style-name="P2" draw:layer="layout" draw:type="curve" draw:line-skew="-0.2cm" svg:x1="2.652cm" svg:y1="2.073cm" svg:x2="2.42cm" svg:y2="2.073cm" draw:start-shape="id1" draw:start-glue-point="4" draw:end-shape="id1" draw:end-glue-point="5" svg:d="m2652 2073c0 478-232 478-232 0" svg:viewBox="0 0 233 360">
          <text:p text:style-name="P1"><text:span text:style-name="T1"/></text:p>
          <text:p text:style-name="P1"><text:span text:style-name="T1"/></text:p>
          <text:p text:style-name="P1"><text:span text:style-name="T3"/></text:p>
          <text:p text:style-name="P1"><text:span text:style-name="T3"/></text:p>
          <text:p text:style-name="P1"><text:span text:style-name="T1">(f)</text:span></text:p>
        </draw:connector>
        <draw:connector draw:style-name="gr3" draw:text-style-name="P2" draw:layer="layout" draw:type="curve" svg:x1="4.252cm" svg:y1="5.845cm" svg:x2="5.558cm" svg:y2="5.845cm" draw:start-shape="id4" draw:start-glue-point="7" draw:end-shape="id2" draw:end-glue-point="5" svg:d="m4252 5845h1306" svg:viewBox="0 0 1307 1">
          <text:p text:style-name="P1"><text:span text:style-name="T1"/></text:p>
          <text:p text:style-name="P1"><text:span text:style-name="T1">(c)</text:span></text:p>
        </draw:connector>
        <draw:connector draw:style-name="gr3" draw:text-style-name="P2" draw:layer="layout" draw:type="curve" svg:x1="5.558cm" svg:y1="5.466cm" svg:x2="4.252cm" svg:y2="5.466cm" draw:start-shape="id2" draw:start-glue-point="4" draw:end-shape="id4" draw:end-glue-point="6" svg:d="m5558 5466h-1306" svg:viewBox="0 0 1307 1">
          <text:p text:style-name="P1"><text:span text:style-name="T1">(d)</text:span></text:p>
          <text:p text:style-name="P1"><text:span text:style-name="T1"><text:s text:c="3"/></text:span></text:p>
        </draw:connector>
        <draw:connector draw:style-name="gr3" draw:text-style-name="P2" draw:layer="layout" draw:type="curve" draw:line-skew="0.223cm" svg:x1="6.32cm" svg:y1="5.211cm" svg:x2="5.939cm" svg:y2="5.211cm" draw:start-shape="id2" draw:start-glue-point="7" draw:end-shape="id2" draw:end-glue-point="6" svg:d="m6320 5211c0-417-381-417-381 0" svg:viewBox="0 0 382 314">
          <text:p text:style-name="P1"><text:span text:style-name="T1">(e)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3" draw:text-style-name="P2" draw:layer="layout" draw:type="curve" draw:line-skew="-0.191cm" svg:x1="7.833cm" svg:y1="4.121cm" svg:x2="7.454cm" svg:y2="4.121cm" draw:start-shape="id6" draw:start-glue-point="9" draw:end-shape="id6" draw:end-glue-point="5" svg:d="m7833 4121c0 466-379 466-379 0" svg:viewBox="0 0 380 351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i)</text:span></text:p>
        </draw:connector>
        <draw:connector draw:style-name="gr3" draw:text-style-name="P2" draw:layer="layout" draw:type="curve" svg:x1="6.912cm" svg:y1="4.121cm" svg:x2="6.912cm" svg:y2="5.211cm" draw:start-shape="id6" draw:start-glue-point="2" draw:end-shape="id2" draw:end-glue-point="0" svg:d="m6912 4121v1090" svg:viewBox="0 0 1 1091">
          <text:p text:style-name="P1"><text:span text:style-name="T1"><text:s text:c="6"/></text:span><text:span text:style-name="T1">(m)</text:span></text:p>
        </draw:connector>
        <draw:connector draw:style-name="gr5" draw:text-style-name="P2" draw:layer="layout" draw:type="curve" svg:x1="6.912cm" svg:y1="2.09cm" svg:x2="6.912cm" svg:y2="3.125cm" draw:start-shape="id3" draw:start-glue-point="2" draw:end-shape="id6" draw:end-glue-point="0" svg:d="m6912 2090v1035" svg:viewBox="0 0 1 1036">
          <text:p text:style-name="P1"><text:span text:style-name="T1"><text:s text:c="7"/></text:span><text:span text:style-name="T1">(h)</text:span></text:p>
          <text:p text:style-name="P1"><text:span text:style-name="T1"/></text:p>
        </draw:connector>
        <draw:connector draw:style-name="gr6" draw:text-style-name="P1" draw:layer="layout" draw:type="curve" svg:x1="1.754cm" svg:y1="1.592cm" svg:x2="2.116cm" svg:y2="1.592cm" draw:start-shape="id7" draw:start-glue-point="10" draw:end-shape="id1" draw:end-glue-point="3" svg:d="m1754 1592h362" svg:viewBox="0 0 36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</meta:initial-creator>
    <meta:creation-date>2013-09-20T11:20:52</meta:creation-date>
    <dc:date>2013-09-20T14:32:38</dc:date>
    <dc:creator>peter </dc:creator>
    <meta:editing-duration>PT1H22M57S</meta:editing-duration>
    <meta:editing-cycles>4</meta:editing-cycles>
    <meta:generator>LibreOffice/3.5$Linux_X86_64 LibreOffice_project/350m1$Build-2</meta:generator>
    <meta:document-statistic meta:object-count="27"/>
  </office:meta>
</office:document-meta>
</file>